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 fo:language="en" fo:country="US"/>
    </style:style>
    <style:style style:name="T45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6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T66" style:parent-style-name="DefaultParagraphFont" style:family="text">
      <style:text-properties style:font-name-asian="Calibri" style:font-name-complex="Calibri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 fo:language="en" fo:country="US"/>
    </style:style>
    <style:style style:name="T74" style:parent-style-name="DefaultParagraphFont" style:family="text">
      <style:text-properties style:font-name-asian="Calibri" style:font-name-complex="Calibri" fo:language="en" fo:country="US"/>
    </style:style>
    <style:style style:name="T75" style:parent-style-name="DefaultParagraphFont" style:family="text">
      <style:text-properties style:font-name-asian="Calibri" style:font-name-complex="Calibri" fo:language="en" fo:country="US"/>
    </style:style>
    <style:style style:name="T76" style:parent-style-name="DefaultParagraphFont" style:family="text">
      <style:text-properties style:font-name-asian="Calibri" style:font-name-complex="Calibri" fo:language="en" fo:country="US"/>
    </style:style>
    <style:style style:name="T77" style:parent-style-name="DefaultParagraphFont" style:family="text">
      <style:text-properties style:font-name-asian="Calibri" style:font-name-complex="Calibri" fo:language="en" fo:country="US"/>
    </style:style>
    <style:style style:name="P78" style:parent-style-name="Normal" style:family="paragraph">
      <style:paragraph-properties fo:margin-bottom="0.1388in" fo:line-height="115%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DefaultParagraphFont" style:family="text">
      <style:text-properties style:font-name-asian="Calibri" style:font-name-complex="Calibri"/>
    </style:style>
    <style:style style:name="P97" style:parent-style-name="Normal" style:family="paragraph">
      <style:paragraph-properties fo:margin-bottom="0.1388in" fo:line-height="115%"/>
    </style:style>
    <style:style style:name="T98" style:parent-style-name="DefaultParagraphFont" style:family="text">
      <style:text-properties style:font-name-asian="Calibri" style:font-name-complex="Calibri"/>
    </style:style>
    <style:style style:name="P99" style:parent-style-name="Normal" style:family="paragraph">
      <style:paragraph-properties fo:margin-bottom="0.1388in" fo:line-height="115%"/>
    </style:style>
    <style:style style:name="P100" style:parent-style-name="Normal" style:family="paragraph">
      <style:paragraph-properties fo:margin-bottom="0.1388in" fo:line-height="115%"/>
    </style:style>
    <style:style style:name="P101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 1: What is<text:s/></text:span><text:span text:style-name="T9">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e to web pages, JavaScript gives web<text:s/></text:span><text:span text:style-name="T14">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 of '</text:span><text:span text:style-name="T34"><text:s/>+ num1 +<text:s/></text:span><text:span text:style-name="T35">' and '</text:span><text:span text:style-name="T36"><text:s/>+ num2 +<text:s/></text:span><text:span text:style-name="T37">'<text:s/></text:span><text:span text:style-name="T38">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/text:span><text:span text:style-name="T44"><text:s/></text:span><text:span text:style-name="T45">There are three ways to declare a variable in JavaScript. 1) By using 'var' keyword, 2) By using 'let' keyword, 3) By using 'const' keyword.</text:span></text:p>
      <text:p text:style-name="P46"/>
      <text:p text:style-name="P47"><text:span text:style-name="T48">Q 5: Declare a<text:s/></text:span><text:span text:style-name="T49">variable in javaScript using let.</text:span></text:p>
      <text:p text:style-name="P50"><text:span text:style-name="T51">Ans: let var_name = 36;</text:span></text:p>
      <text:p text:style-name="P52"><text:span text:style-name="T53">Q 6 : How to add <text:s/>single comment in JavaScript ?</text:span></text:p>
      <text:p text:style-name="P54"><text:span text:style-name="T55">Ans: //This is a comment.</text:span></text:p>
      <text:p text:style-name="P56"><text:span text:style-name="T57">Q 7: How to create an Array of integers in JavaScript ?</text:span></text:p>
      <text:p text:style-name="P58"><text:span text:style-name="T59">Ans:</text:span></text:p>
      <text:p text:style-name="P60"><text:span text:style-name="T61">Q 8: How many data types are there in JavaScript ?</text:span></text:p>
      <text:p text:style-name="P62"><text:span text:style-name="T63">Ans: 5</text:span></text:p>
      <text:p text:style-name="P64"><text:span text:style-name="T65">Q 9:</text:span><text:span text:style-name="T66"><text:s/>Why are loops used for in any programming <text:s/>language ?</text:span></text:p>
      <text:p text:style-name="P67"><text:span text:style-name="T68">Ans:</text:span></text:p>
      <text:soft-page-break/>
      <text:p text:style-name="P69"><text:span text:style-name="T70">Q 10: Name different types of Loops in JavaScript ?</text:span></text:p>
      <text:p text:style-name="P71"><text:span text:style-name="T72">Ans:</text:span><text:span text:style-name="T73"><text:s/>for loop</text:span><text:span text:style-name="T74"><text:line-break/>for/in</text:span><text:span text:style-name="T75"><text:line-break/>for/of</text:span><text:span text:style-name="T76"><text:line-break/>while</text:span><text:span text:style-name="T77"><text:line-break/>do/while</text:span></text:p>
      <text:p text:style-name="P78"><text:span text:style-name="T79">Q 11: How to declare for loop in JavaScript ?</text:span></text:p>
      <text:p text:style-name="P80"><text:span text:style-name="T81">Ans:</text:span></text:p>
      <text:p text:style-name="P82"><text:span text:style-name="T83">Q 12: How many ways can you print output in JavaScript?</text:span></text:p>
      <text:p text:style-name="P84"><text:span text:style-name="T85">Ans:</text:span></text:p>
      <text:p text:style-name="P86"><text:span text:style-name="T87">Q 13 : How to add Multi-Lin</text:span><text:span text:style-name="T88">e Comments in JavaScript ?</text:span></text:p>
      <text:p text:style-name="P89"><text:span text:style-name="T90">Ans:</text:span></text:p>
      <text:p text:style-name="P91"><text:span text:style-name="T92">Q 14: <text:s/>How to select an element from HTML by ID using JavaScript ? <text:s/></text:span></text:p>
      <text:p text:style-name="P93"><text:span text:style-name="T94">Ans :</text:span></text:p>
      <text:p text:style-name="P95"><text:span text:style-name="T96">Q 15: <text:s/>Write down JavaScript comparison operators ?</text:span></text:p>
      <text:p text:style-name="P97"><text:span text:style-name="T98">Ans :</text:span></text:p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8SW01</dc:creator>
    <meta:creation-date>2021-10-04T12:58:00Z</meta:creation-date>
    <dc:date>2021-10-05T12:56:00Z</dc:date>
    <meta:template xlink:href="Normal" xlink:type="simple"/>
    <meta:editing-cycles>3</meta:editing-cycles>
    <meta:editing-duration>PT180S</meta:editing-duration>
    <meta:document-statistic meta:page-count="2" meta:paragraph-count="3" meta:word-count="252" meta:character-count="1688" meta:row-count="11" meta:non-whitespace-character-count="1439"/>
  </office:meta>
</office:document-meta>
</file>